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C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069a72" officeooo:paragraph-rsid="00069a72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69a72" officeooo:paragraph-rsid="00069a72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08992b" officeooo:paragraph-rsid="0008992b" style:font-size-asian="10.5pt" style:font-size-complex="12pt"/>
    </style:style>
    <style:style style:name="P4" style:family="paragraph" style:parent-style-name="Table_20_Contents">
      <style:paragraph-properties fo:text-align="center" style:justify-single-word="false"/>
      <style:text-properties style:font-name="Ubuntu" fo:font-size="12pt" officeooo:rsid="00069a72" officeooo:paragraph-rsid="00069a72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Ubuntu" fo:font-size="12pt" style:font-size-asian="10.5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 salida en java.io</text:p>
      <text:p text:style-name="P1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4">Lectura (input)</text:p>
          </table:table-cell>
          <table:table-cell table:style-name="Tabla1.C1" office:value-type="string">
            <text:p text:style-name="P4">Escritura (output)</text:p>
          </table:table-cell>
        </table:table-row>
        <table:table-row>
          <table:table-cell table:style-name="Tabla1.A2" office:value-type="string">
            <text:p text:style-name="P4">Texto</text:p>
          </table:table-cell>
          <table:table-cell table:style-name="Tabla1.A2" office:value-type="string">
            <text:p text:style-name="P4">Reader</text:p>
          </table:table-cell>
          <table:table-cell table:style-name="Tabla1.C2" office:value-type="string">
            <text:p text:style-name="P4">Writer</text:p>
          </table:table-cell>
        </table:table-row>
        <table:table-row>
          <table:table-cell table:style-name="Tabla1.A2" office:value-type="string">
            <text:p text:style-name="P4">Binario</text:p>
          </table:table-cell>
          <table:table-cell table:style-name="Tabla1.A2" office:value-type="string">
            <text:p text:style-name="P4">InputStream</text:p>
          </table:table-cell>
          <table:table-cell table:style-name="Tabla1.C2" office:value-type="string">
            <text:p text:style-name="P4">OutputStream</text:p>
          </table:table-cell>
        </table:table-row>
      </table:table>
      <text:p text:style-name="P2"/>
      <text:p text:style-name="P2">PrintWriter pw = new PrintWriter(datos.txt);</text:p>
      <text:p text:style-name="P2">FileWriter fw = new FileWriter(datos.txt);</text:p>
      <text:p text:style-name="P2">PrintWriter pw2 = new PrintWriter(new FileWriter(…));</text:p>
      <text:p text:style-name="P3">BufferedWriter bf = new BufferedWriter(new PrintWriter(…));</text:p>
      <text:p text:style-name="P3">PrintWrite pw3 = new PrintWrite(new BufferedWrite(new FileWrite(…)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8T15:11:41.579039102</meta:creation-date>
    <dc:date>2025-05-08T15:31:28.123561269</dc:date>
    <meta:editing-duration>PT8M16S</meta:editing-duration>
    <meta:editing-cycles>1</meta:editing-cycles>
    <meta:document-statistic meta:table-count="1" meta:image-count="0" meta:object-count="0" meta:page-count="1" meta:paragraph-count="14" meta:word-count="43" meta:character-count="372" meta:non-whitespace-character-count="343"/>
    <meta:generator>LibreOffice/7.3.7.2$Linux_X86_64 LibreOffice_project/30$Build-2</meta:generator>
  </office:meta>
</office:document-meta>
</file>